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512cm" fo:min-width="0.26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478cm" fo:min-width="0.228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style:font-name="Liberation Mono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0.508cm" svg:height="0.508cm" svg:x="13.975cm" svg:y="8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0.762cm" svg:height="0.762cm" svg:x="12.378cm" svg:y="10.026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0.762cm" svg:height="0.762cm" svg:x="15.478cm" svg:y="10.026cm">
          <text:p text:style-name="P2">Z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0.508cm" svg:height="0.508cm" svg:x="12.2cm" svg:y="7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762cm" svg:height="0.762cm" svg:x="10.579cm" svg:y="8.627cm">
          <text:p text:style-name="P2">V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0.508cm" svg:height="0.508cm" svg:x="10.425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762cm" svg:height="0.762cm" svg:x="8.979cm" svg:y="7.32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508cm" svg:height="0.508cm" svg:x="6.875cm" svg:y="5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762cm" svg:height="0.762cm" svg:x="5.678cm" svg:y="7.32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0.762cm" svg:height="0.762cm" svg:x="7.878cm" svg:y="7.327cm">
          <text:p text:style-name="P2">G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508cm" svg:height="0.508cm" svg:x="3.475cm" svg:y="4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762cm" svg:height="0.762cm" svg:x="2.078cm" svg:y="5.728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0.762cm" svg:height="0.762cm" svg:x="4.678cm" svg:y="5.728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0.508cm" svg:height="0.508cm" svg:x="8.65cm" svg:y="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508cm" svg:height="0.508cm" svg:x="6.178cm" svg:y="2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.252cm" svg:y1="2.85cm" svg:x2="3.909cm" svg:y2="4.289cm" draw:start-shape="id1" draw:start-glue-point="7" draw:end-shape="id2" draw:end-glue-point="11" svg:d="M6252 2850l-2343 1439" svg:viewBox="0 0 2344 1440">
          <text:p/>
        </draw:connector>
        <draw:connector draw:style-name="gr5" draw:text-style-name="P4" draw:layer="layout" draw:type="line" svg:x1="3.549cm" svg:y1="4.649cm" svg:x2="2.459cm" svg:y2="5.728cm" draw:start-shape="id2" draw:start-glue-point="7" draw:end-shape="id3" draw:end-glue-point="0" svg:d="M3549 4649l-1090 1079" svg:viewBox="0 0 1091 1080">
          <text:p/>
        </draw:connector>
        <draw:connector draw:style-name="gr5" draw:text-style-name="P4" draw:layer="layout" draw:type="line" svg:x1="3.909cm" svg:y1="4.649cm" svg:x2="5.059cm" svg:y2="5.728cm" draw:start-shape="id2" draw:start-glue-point="9" draw:end-shape="id4" draw:end-glue-point="0" svg:d="M3909 4649l1150 1079" svg:viewBox="0 0 1151 1080">
          <text:p/>
        </draw:connector>
        <draw:connector draw:style-name="gr5" draw:text-style-name="P4" draw:layer="layout" draw:type="line" svg:x1="6.612cm" svg:y1="2.85cm" svg:x2="8.724cm" svg:y2="4.189cm" draw:start-shape="id1" draw:start-glue-point="9" draw:end-shape="id5" draw:end-glue-point="5" svg:d="M6612 2850l2112 1339" svg:viewBox="0 0 2113 1340">
          <text:p/>
        </draw:connector>
        <draw:connector draw:style-name="gr5" draw:text-style-name="P4" draw:layer="layout" draw:type="line" svg:x1="8.724cm" svg:y1="4.549cm" svg:x2="7.309cm" svg:y2="5.688cm" draw:start-shape="id5" draw:start-glue-point="7" draw:end-shape="id6" draw:end-glue-point="11" svg:d="M8724 4549l-1415 1139" svg:viewBox="0 0 1416 1140">
          <text:p/>
        </draw:connector>
        <draw:connector draw:style-name="gr5" draw:text-style-name="P4" draw:layer="layout" draw:type="line" svg:x1="6.949cm" svg:y1="6.048cm" svg:x2="6.059cm" svg:y2="7.327cm" draw:start-shape="id6" draw:start-glue-point="7" draw:end-shape="id7" draw:end-glue-point="0" svg:d="M6949 6048l-890 1279" svg:viewBox="0 0 891 1280">
          <text:p/>
        </draw:connector>
        <draw:connector draw:style-name="gr5" draw:text-style-name="P4" draw:layer="layout" draw:type="line" svg:x1="7.309cm" svg:y1="6.048cm" svg:x2="8.259cm" svg:y2="7.327cm" draw:start-shape="id6" draw:start-glue-point="9" draw:end-shape="id8" draw:end-glue-point="0" svg:d="M7309 6048l950 1279" svg:viewBox="0 0 951 1280">
          <text:p/>
        </draw:connector>
        <draw:connector draw:style-name="gr5" draw:text-style-name="P4" draw:layer="layout" draw:type="line" svg:x1="9.084cm" svg:y1="4.549cm" svg:x2="10.499cm" svg:y2="5.655cm" draw:start-shape="id5" draw:start-glue-point="9" draw:end-shape="id9" draw:end-glue-point="5" svg:d="M9084 4549l1415 1106" svg:viewBox="0 0 1416 1107">
          <text:p/>
        </draw:connector>
        <draw:connector draw:style-name="gr5" draw:text-style-name="P4" draw:layer="layout" draw:type="line" svg:x1="10.499cm" svg:y1="6.015cm" svg:x2="9.36cm" svg:y2="7.327cm" draw:start-shape="id9" draw:start-glue-point="7" draw:end-shape="id10" draw:end-glue-point="0" svg:d="M10499 6015l-1139 1312" svg:viewBox="0 0 1140 1313">
          <text:p/>
        </draw:connector>
        <draw:connector draw:style-name="gr5" draw:text-style-name="P4" draw:layer="layout" draw:type="line" svg:x1="10.859cm" svg:y1="6.015cm" svg:x2="12.274cm" svg:y2="7.121cm" draw:start-shape="id9" draw:start-glue-point="9" draw:end-shape="id11" draw:end-glue-point="5" svg:d="M10859 6015l1415 1106" svg:viewBox="0 0 1416 1107">
          <text:p/>
        </draw:connector>
        <draw:connector draw:style-name="gr5" draw:text-style-name="P4" draw:layer="layout" draw:type="line" svg:x1="12.274cm" svg:y1="7.481cm" svg:x2="10.96cm" svg:y2="8.627cm" draw:start-shape="id11" draw:start-glue-point="7" draw:end-shape="id12" draw:end-glue-point="0" svg:d="M12274 7481l-1314 1146" svg:viewBox="0 0 1315 1147">
          <text:p/>
        </draw:connector>
        <draw:connector draw:style-name="gr5" draw:text-style-name="P4" draw:layer="layout" draw:type="line" svg:x1="12.634cm" svg:y1="7.481cm" svg:x2="14.049cm" svg:y2="8.587cm" draw:start-shape="id11" draw:start-glue-point="9" draw:end-shape="id13" draw:end-glue-point="5" svg:d="M12634 7481l1415 1106" svg:viewBox="0 0 1416 1107">
          <text:p/>
        </draw:connector>
        <draw:connector draw:style-name="gr5" draw:text-style-name="P4" draw:layer="layout" draw:type="line" svg:x1="14.049cm" svg:y1="8.947cm" svg:x2="12.759cm" svg:y2="10.026cm" draw:start-shape="id13" draw:start-glue-point="7" draw:end-shape="id14" draw:end-glue-point="0" svg:d="M14049 8947l-1290 1079" svg:viewBox="0 0 1291 1080">
          <text:p/>
        </draw:connector>
        <draw:connector draw:style-name="gr5" draw:text-style-name="P4" draw:layer="layout" draw:type="line" svg:x1="14.409cm" svg:y1="8.947cm" svg:x2="15.859cm" svg:y2="10.026cm" draw:start-shape="id13" draw:start-glue-point="9" draw:end-shape="id15" draw:end-glue-point="0" svg:d="M14409 8947l1450 1079" svg:viewBox="0 0 1451 1080">
          <text:p/>
        </draw:connector>
        <draw:frame draw:style-name="gr6" draw:text-style-name="P5" draw:layer="layout" svg:width="0.883cm" svg:height="0.971cm" svg:x="4.567cm" svg:y="2.524cm">
          <draw:text-box>
            <text:p><text:span text:style-name="T1">0</text:span></text:p>
          </draw:text-box>
        </draw:frame>
        <draw:frame draw:style-name="gr6" draw:text-style-name="P5" draw:layer="layout" svg:width="0.883cm" svg:height="0.971cm" svg:x="2.168cm" svg:y="4.325cm">
          <draw:text-box>
            <text:p><text:span text:style-name="T1">0</text:span></text:p>
          </draw:text-box>
        </draw:frame>
        <draw:frame draw:style-name="gr6" draw:text-style-name="P5" draw:layer="layout" svg:width="0.883cm" svg:height="0.971cm" svg:x="7.268cm" svg:y="4.425cm">
          <draw:text-box>
            <text:p><text:span text:style-name="T1">0</text:span></text:p>
          </draw:text-box>
        </draw:frame>
        <draw:frame draw:style-name="gr6" draw:text-style-name="P5" draw:layer="layout" svg:width="0.883cm" svg:height="0.971cm" svg:x="5.868cm" svg:y="5.925cm">
          <draw:text-box>
            <text:p><text:span text:style-name="T1">0</text:span></text:p>
          </draw:text-box>
        </draw:frame>
        <draw:frame draw:style-name="gr6" draw:text-style-name="P5" draw:layer="layout" svg:width="0.883cm" svg:height="0.971cm" svg:x="9.368cm" svg:y="5.925cm">
          <draw:text-box>
            <text:p><text:span text:style-name="T1">0</text:span></text:p>
          </draw:text-box>
        </draw:frame>
        <draw:frame draw:style-name="gr6" draw:text-style-name="P5" draw:layer="layout" svg:width="0.883cm" svg:height="0.971cm" svg:x="10.768cm" svg:y="7.325cm">
          <draw:text-box>
            <text:p><text:span text:style-name="T1">0</text:span></text:p>
          </draw:text-box>
        </draw:frame>
        <draw:frame draw:style-name="gr6" draw:text-style-name="P5" draw:layer="layout" svg:width="0.883cm" svg:height="0.971cm" svg:x="12.768cm" svg:y="8.625cm">
          <draw:text-box>
            <text:p><text:span text:style-name="T1">0</text:span></text:p>
          </draw:text-box>
        </draw:frame>
        <draw:frame draw:style-name="gr6" draw:text-style-name="P5" draw:layer="layout" svg:width="0.883cm" svg:height="0.971cm" svg:x="14.868cm" svg:y="8.625cm">
          <draw:text-box>
            <text:p><text:span text:style-name="T1">1</text:span></text:p>
          </draw:text-box>
        </draw:frame>
        <draw:frame draw:style-name="gr6" draw:text-style-name="P5" draw:layer="layout" svg:width="0.883cm" svg:height="0.971cm" svg:x="12.969cm" svg:y="7.226cm">
          <draw:text-box>
            <text:p><text:span text:style-name="T1">1</text:span></text:p>
          </draw:text-box>
        </draw:frame>
        <draw:frame draw:style-name="gr6" draw:text-style-name="P5" draw:layer="layout" svg:width="0.883cm" svg:height="0.971cm" svg:x="11.169cm" svg:y="5.726cm">
          <draw:text-box>
            <text:p><text:span text:style-name="T1">1</text:span></text:p>
          </draw:text-box>
        </draw:frame>
        <draw:frame draw:style-name="gr6" draw:text-style-name="P5" draw:layer="layout" svg:width="0.883cm" svg:height="0.971cm" svg:x="9.47cm" svg:y="4.227cm">
          <draw:text-box>
            <text:p><text:span text:style-name="T1">1</text:span></text:p>
          </draw:text-box>
        </draw:frame>
        <draw:frame draw:style-name="gr6" draw:text-style-name="P5" draw:layer="layout" svg:width="0.883cm" svg:height="0.971cm" svg:x="7.37cm" svg:y="2.627cm">
          <draw:text-box>
            <text:p><text:span text:style-name="T1">1</text:span></text:p>
          </draw:text-box>
        </draw:frame>
        <draw:frame draw:style-name="gr6" draw:text-style-name="P5" draw:layer="layout" svg:width="0.883cm" svg:height="0.971cm" svg:x="7.57cm" svg:y="5.927cm">
          <draw:text-box>
            <text:p><text:span text:style-name="T1">1</text:span></text:p>
          </draw:text-box>
        </draw:frame>
        <draw:frame draw:style-name="gr6" draw:text-style-name="P5" draw:layer="layout" svg:width="0.883cm" svg:height="0.971cm" svg:x="4.47cm" svg:y="4.527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02:11:23.239000000</meta:creation-date>
    <dc:date>2021-11-04T04:31:52.819000000</dc:date>
    <meta:editing-duration>PT2H9M58S</meta:editing-duration>
    <meta:editing-cycles>2</meta:editing-cycles>
    <meta:generator>LibreOffice/6.3.2.2$Windows_X86_64 LibreOffice_project/98b30e735bda24bc04ab42594c85f7fd8be07b9c</meta:generator>
    <meta:document-statistic meta:object-count="43"/>
  </office:meta>
</office:document-meta>
</file>